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2.49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1.607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1.353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81cm" svg:stroke-color="#59c5c7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5cm" fo:min-width="0.71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5cm" fo:min-width="0.972cm" fo:padding-top="0.151cm" fo:padding-bottom="0.151cm" fo:padding-left="0.276cm" fo:padding-right="0.276cm"/>
    </style:style>
    <style:style style:name="gr9" style:family="graphic" style:parent-style-name="objectwithoutfill">
      <style:graphic-properties svg:stroke-opacity="0%" draw:fill="none" draw:textarea-vertical-align="middl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87cm" fo:min-width="1.734cm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Fine_20_Dashed"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96cm" fo:min-width="2.242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96cm" fo:min-width="1.98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1.651cm" svg:x="15.351cm" svg:y="13.319cm">
          <text:p text:style-name="P1">Fan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651cm" svg:x="4.937cm" svg:y="13.319cm">
          <text:p text:style-name="P1">Fan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1.651cm" svg:x="21.066cm" svg:y="13.319cm">
          <text:p text:style-name="P1">Power</text:p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1.651cm" svg:x="2.524cm" svg:y="13.319cm">
          <text:p text:style-name="P1">Power</text:p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651cm" svg:x="10.398cm" svg:y="2.524cm">
          <text:p text:style-name="P1">Shutdown</text:p>
          <text:p text:style-name="P1">butt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1.651cm" svg:x="2.524cm" svg:y="2.524cm">
          <text:p text:style-name="P1">Power</text:p>
          <text:p text:style-name="P1">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1.651cm" svg:x="20.939cm" svg:y="2.905cm">
          <text:p text:style-name="P1">Power</text:p>
          <text:p text:style-name="P1">i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1.701cm" svg:y1="4.556cm" svg:x2="21.701cm" svg:y2="10.017cm">
          <text:p/>
        </draw:line>
        <draw:line draw:style-name="gr4" draw:text-style-name="P2" draw:layer="layout" svg:x1="22.59cm" svg:y1="4.556cm" svg:x2="22.59cm" svg:y2="10.144cm">
          <text:p/>
        </draw:line>
        <draw:custom-shape draw:style-name="gr5" draw:text-style-name="P2" draw:layer="layout" svg:width="1.905cm" svg:height="1.651cm" svg:x="18.78cm" svg:y="13.319cm">
          <text:p text:style-name="P1">USG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1.651cm" svg:x="8.239cm" svg:y="13.319cm">
          <text:p text:style-name="P1">PI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9.542cm" svg:y1="10.017cm" svg:x2="19.542cm" svg:y2="13.319cm">
          <text:p/>
        </draw:line>
        <draw:line draw:style-name="gr4" draw:text-style-name="P2" draw:layer="layout" svg:x1="19.923cm" svg:y1="11.414cm" svg:x2="19.923cm" svg:y2="13.319cm">
          <text:p/>
        </draw:line>
        <draw:line draw:style-name="gr4" draw:text-style-name="P2" draw:layer="layout" svg:x1="22.59cm" svg:y1="10.144cm" svg:x2="22.59cm" svg:y2="13.319cm">
          <text:p/>
        </draw:line>
        <draw:line draw:style-name="gr4" draw:text-style-name="P2" draw:layer="layout" svg:x1="21.828cm" svg:y1="11.414cm" svg:x2="21.828cm" svg:y2="13.319cm">
          <text:p/>
        </draw:line>
        <draw:line draw:style-name="gr3" draw:text-style-name="P2" draw:layer="layout" svg:x1="17.256cm" svg:y1="7.604cm" svg:x2="17.256cm" svg:y2="13.319cm">
          <text:p/>
        </draw:line>
        <draw:line draw:style-name="gr4" draw:text-style-name="P2" draw:layer="layout" svg:x1="17.637cm" svg:y1="8.239cm" svg:x2="17.637cm" svg:y2="13.319cm">
          <text:p/>
        </draw:line>
        <draw:line draw:style-name="gr3" draw:text-style-name="P2" draw:layer="layout" svg:x1="15.732cm" svg:y1="11.414cm" svg:x2="15.732cm" svg:y2="13.319cm">
          <text:p/>
        </draw:line>
        <draw:line draw:style-name="gr4" draw:text-style-name="P2" draw:layer="layout" svg:x1="16.113cm" svg:y1="11.414cm" svg:x2="16.113cm" svg:y2="13.319cm">
          <text:p/>
        </draw:line>
        <draw:line draw:style-name="gr3" draw:text-style-name="P2" draw:layer="layout" svg:x1="23.86cm" svg:y1="10.017cm" svg:x2="19.542cm" svg:y2="10.017cm">
          <text:p/>
        </draw:line>
        <draw:line draw:style-name="gr4" draw:text-style-name="P2" draw:layer="layout" svg:x1="21.828cm" svg:y1="11.415cm" svg:x2="19.923cm" svg:y2="11.414cm">
          <text:p/>
        </draw:line>
        <draw:line draw:style-name="gr3" draw:text-style-name="P2" draw:layer="layout" svg:x1="6.969cm" svg:y1="7.477cm" svg:x2="6.969cm" svg:y2="13.319cm">
          <text:p/>
        </draw:line>
        <draw:line draw:style-name="gr4" draw:text-style-name="P2" draw:layer="layout" svg:x1="7.35cm" svg:y1="8.112cm" svg:x2="7.35cm" svg:y2="13.319cm">
          <text:p/>
        </draw:line>
        <draw:line draw:style-name="gr3" draw:text-style-name="P2" draw:layer="layout" svg:x1="5.445cm" svg:y1="11.414cm" svg:x2="5.445cm" svg:y2="13.319cm">
          <text:p/>
        </draw:line>
        <draw:line draw:style-name="gr4" draw:text-style-name="P2" draw:layer="layout" svg:x1="5.826cm" svg:y1="11.414cm" svg:x2="5.826cm" svg:y2="13.319cm">
          <text:p/>
        </draw:line>
        <draw:line draw:style-name="gr4" draw:text-style-name="P2" draw:layer="layout" svg:x1="3.921cm" svg:y1="8.112cm" svg:x2="3.921cm" svg:y2="13.319cm">
          <text:p/>
        </draw:line>
        <draw:line draw:style-name="gr4" draw:text-style-name="P2" draw:layer="layout" svg:x1="3.032cm" svg:y1="11.414cm" svg:x2="3.032cm" svg:y2="13.319cm">
          <text:p/>
        </draw:line>
        <draw:line draw:style-name="gr3" draw:text-style-name="P2" draw:layer="layout" svg:x1="3.921cm" svg:y1="4.175cm" svg:x2="3.921cm" svg:y2="7.477cm">
          <text:p/>
        </draw:line>
        <draw:line draw:style-name="gr4" draw:text-style-name="P2" draw:layer="layout" svg:x1="3.032cm" svg:y1="4.175cm" svg:x2="3.032cm" svg:y2="11.414cm">
          <text:p/>
        </draw:line>
        <draw:line draw:style-name="gr3" draw:text-style-name="P2" draw:layer="layout" svg:x1="11.668cm" svg:y1="4.175cm" svg:x2="11.668cm" svg:y2="6.08cm">
          <text:p/>
        </draw:line>
        <draw:line draw:style-name="gr6" draw:text-style-name="P2" draw:layer="layout" svg:x1="12.049cm" svg:y1="4.175cm" svg:x2="12.049cm" svg:y2="6.08cm">
          <text:p/>
        </draw:line>
        <draw:custom-shape draw:style-name="gr5" draw:text-style-name="P2" draw:layer="layout" svg:width="1.905cm" svg:height="1.651cm" svg:x="4.683cm" svg:y="6.842cm">
          <text:p text:style-name="P1">Tiny</text:p>
          <text:p text:style-name="P1">UP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493cm" svg:y1="7.477cm" svg:x2="8.493cm" svg:y2="13.319cm">
          <text:p/>
        </draw:line>
        <draw:line draw:style-name="gr4" draw:text-style-name="P2" draw:layer="layout" svg:x1="8.874cm" svg:y1="8.112cm" svg:x2="8.874cm" svg:y2="13.319cm">
          <text:p/>
        </draw:line>
        <draw:line draw:style-name="gr4" draw:text-style-name="P2" draw:layer="layout" svg:x1="4.683cm" svg:y1="8.112cm" svg:x2="3.921cm" svg:y2="8.112cm">
          <text:p/>
        </draw:line>
        <draw:line draw:style-name="gr3" draw:text-style-name="P2" draw:layer="layout" svg:x1="4.683cm" svg:y1="7.477cm" svg:x2="1.508cm" svg:y2="7.477cm">
          <text:p/>
        </draw:line>
        <draw:custom-shape draw:style-name="gr7" draw:text-style-name="P2" draw:layer="layout" svg:width="1.27cm" svg:height="1.397cm" svg:x="4.937cm" svg:y="10.017cm">
          <text:p text:style-name="P1">PI</text:p>
          <text:p text:style-name="P1">Fa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397cm" svg:x="15.224cm" svg:y="10.017cm">
          <text:p text:style-name="P1">USG</text:p>
          <text:p text:style-name="P1">Fa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588cm" svg:y1="8.112cm" svg:x2="17.637cm" svg:y2="8.239cm">
          <text:p/>
        </draw:line>
        <draw:line draw:style-name="gr3" draw:text-style-name="P2" draw:layer="layout" svg:x1="17.256cm" svg:y1="7.604cm" svg:x2="6.588cm" svg:y2="7.477cm">
          <text:p/>
        </draw:line>
        <draw:line draw:style-name="gr3" draw:text-style-name="P2" draw:layer="layout" svg:x1="10.144cm" svg:y1="14.335cm" svg:x2="12.049cm" svg:y2="14.339cm">
          <text:p/>
        </draw:line>
        <draw:line draw:style-name="gr6" draw:text-style-name="P2" draw:layer="layout" svg:x1="10.144cm" svg:y1="13.954cm" svg:x2="12.049cm" svg:y2="13.958cm">
          <text:p/>
        </draw:line>
        <draw:line draw:style-name="gr9" draw:text-style-name="P2" draw:layer="layout" svg:x1="10.906cm" svg:y1="13.192cm" svg:x2="12.049cm" svg:y2="13.192cm">
          <text:p text:style-name="P1">Pin 37</text:p>
          <text:p text:style-name="P1">GPIO26</text:p>
        </draw:line>
        <draw:line draw:style-name="gr9" draw:text-style-name="P2" draw:layer="layout" svg:x1="12.811cm" svg:y1="5.191cm" svg:x2="13.954cm" svg:y2="5.191cm">
          <text:p text:style-name="P1">Pin 37</text:p>
          <text:p text:style-name="P1">GPIO26</text:p>
        </draw:line>
        <draw:line draw:style-name="gr9" draw:text-style-name="P2" draw:layer="layout" svg:x1="9.763cm" svg:y1="5.191cm" svg:x2="10.906cm" svg:y2="5.191cm">
          <text:p text:style-name="P1">Pin 39</text:p>
        </draw:line>
        <draw:line draw:style-name="gr9" draw:text-style-name="P2" draw:layer="layout" svg:x1="10.906cm" svg:y1="14.843cm" svg:x2="12.049cm" svg:y2="14.843cm">
          <text:p text:style-name="P1">Pin 39</text:p>
        </draw:line>
        <draw:custom-shape draw:style-name="gr10" draw:text-style-name="P2" draw:layer="layout" svg:width="2.286cm" svg:height="0.889cm" svg:x="4.556cm" svg:y="4.81cm">
          <text:p text:style-name="P1">Battery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445cm" svg:y1="5.699cm" svg:x2="5.445cm" svg:y2="6.842cm">
          <text:p/>
        </draw:line>
        <draw:line draw:style-name="gr4" draw:text-style-name="P2" draw:layer="layout" svg:x1="5.826cm" svg:y1="5.699cm" svg:x2="5.826cm" svg:y2="6.842cm">
          <text:p/>
        </draw:line>
        <draw:custom-shape draw:style-name="gr7" draw:text-style-name="P2" draw:layer="layout" svg:width="1.27cm" svg:height="1.397cm" svg:x="3.921cm" svg:y="15.605cm">
          <text:p text:style-name="P1">Led</text:p>
          <text:p text:style-name="P1">Fa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1.397cm" svg:x="1.127cm" svg:y="13.319cm">
          <text:p text:style-name="P1">Led</text:p>
          <text:p text:style-name="P1">PS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3.794cm" svg:y1="8.112cm" svg:x2="2.397cm" svg:y2="8.112cm">
          <text:p/>
        </draw:line>
        <draw:custom-shape draw:style-name="gr12" draw:text-style-name="P2" draw:layer="layout" svg:width="2.794cm" svg:height="0.698cm" draw:transform="rotate (1.5707963267949) translate (1.826cm 12.684cm)">
          <text:p text:style-name="P1">680 oh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.27cm" svg:y1="8.112cm" svg:x2="2.27cm" svg:y2="9.89cm">
          <text:p/>
        </draw:line>
        <draw:line draw:style-name="gr4" draw:text-style-name="P2" draw:layer="layout" svg:x1="2.143cm" svg:y1="12.684cm" svg:x2="2.143cm" svg:y2="13.319cm">
          <text:p/>
        </draw:line>
        <draw:line draw:style-name="gr3" draw:text-style-name="P2" draw:layer="layout" svg:x1="1.508cm" svg:y1="7.477cm" svg:x2="1.508cm" svg:y2="13.319cm">
          <text:p/>
        </draw:line>
        <draw:custom-shape draw:style-name="gr7" draw:text-style-name="P2" draw:layer="layout" svg:width="1.27cm" svg:height="1.397cm" svg:x="23.479cm" svg:y="13.319cm">
          <text:p text:style-name="P1">Led</text:p>
          <text:p text:style-name="P1">P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54cm" svg:height="0.698cm" svg:x="21.193cm" svg:y="15.351cm">
          <text:p text:style-name="P1">2k oh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3.86cm" svg:y1="10.017cm" svg:x2="23.86cm" svg:y2="13.319cm">
          <text:p/>
        </draw:line>
        <draw:line draw:style-name="gr4" draw:text-style-name="P2" draw:layer="layout" svg:x1="20.939cm" svg:y1="11.414cm" svg:x2="20.939cm" svg:y2="15.732cm">
          <text:p/>
        </draw:line>
        <draw:line draw:style-name="gr4" draw:text-style-name="P2" draw:layer="layout" svg:x1="24.114cm" svg:y1="14.716cm" svg:x2="24.114cm" svg:y2="15.605cm">
          <text:p/>
        </draw:line>
        <draw:line draw:style-name="gr4" draw:text-style-name="P2" draw:layer="layout" svg:x1="20.939cm" svg:y1="15.732cm" svg:x2="21.193cm" svg:y2="15.732cm">
          <text:p/>
        </draw:line>
        <draw:line draw:style-name="gr4" draw:text-style-name="P2" draw:layer="layout" svg:x1="23.733cm" svg:y1="15.605cm" svg:x2="24.114cm" svg:y2="15.605cm">
          <text:p/>
        </draw:line>
        <draw:line draw:style-name="gr3" draw:text-style-name="P2" draw:layer="layout" svg:x1="5.191cm" svg:y1="16.748cm" svg:x2="8.874cm" svg:y2="16.748cm">
          <text:p/>
        </draw:line>
        <draw:line draw:style-name="gr4" draw:text-style-name="P2" draw:layer="layout" svg:x1="5.191cm" svg:y1="16.113cm" svg:x2="5.699cm" svg:y2="16.113cm">
          <text:p/>
        </draw:line>
        <draw:custom-shape draw:style-name="gr13" draw:text-style-name="P2" draw:layer="layout" svg:width="2.54cm" svg:height="0.698cm" svg:x="5.699cm" svg:y="15.796cm">
          <text:p text:style-name="P1">680 oh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8.239cm" svg:y1="16.113cm" svg:x2="9.128cm" svg:y2="16.113cm">
          <text:p/>
        </draw:line>
        <draw:line draw:style-name="gr9" draw:text-style-name="P2" draw:layer="layout" svg:x1="5.699cm" svg:y1="17.383cm" svg:x2="6.842cm" svg:y2="17.383cm">
          <text:p text:style-name="P1">Parallel with fan</text:p>
        </draw:line>
        <draw:custom-shape draw:style-name="gr7" draw:text-style-name="P2" draw:layer="layout" svg:width="1.27cm" svg:height="1.397cm" svg:x="14.843cm" svg:y="15.732cm">
          <text:p text:style-name="P1">Led</text:p>
          <text:p text:style-name="P1">Fa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113cm" svg:y1="16.875cm" svg:x2="19.796cm" svg:y2="16.875cm">
          <text:p/>
        </draw:line>
        <draw:line draw:style-name="gr4" draw:text-style-name="P2" draw:layer="layout" svg:x1="16.113cm" svg:y1="16.24cm" svg:x2="16.621cm" svg:y2="16.24cm">
          <text:p/>
        </draw:line>
        <draw:custom-shape draw:style-name="gr13" draw:text-style-name="P2" draw:layer="layout" svg:width="2.54cm" svg:height="0.698cm" svg:x="16.621cm" svg:y="15.923cm">
          <text:p text:style-name="P1">680 oh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9.161cm" svg:y1="16.24cm" svg:x2="19.796cm" svg:y2="16.24cm">
          <text:p/>
        </draw:line>
        <draw:line draw:style-name="gr9" draw:text-style-name="P2" draw:layer="layout" svg:x1="16.621cm" svg:y1="17.51cm" svg:x2="17.764cm" svg:y2="17.51cm">
          <text:p text:style-name="P1">Parallel with fan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09:20:41.995376637</meta:creation-date>
    <dc:date>2019-05-01T19:22:07.680755402</dc:date>
    <meta:editing-duration>PT13H31M8S</meta:editing-duration>
    <meta:editing-cycles>6</meta:editing-cycles>
    <meta:generator>LibreOffice/6.0.7.3$Linux_X86_64 LibreOffice_project/00m0$Build-3</meta:generator>
    <meta:document-statistic meta:object-count="74"/>
  </office:meta>
</office:document-meta>
</file>